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Improve the efficiency of your Big Data applicat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&lt;Logos&gt;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Improve the efficiency of your Big Data application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2">Message</text:span></text:p>
                <text:list>
                  <text:list-item>
                    <text:p><text:span text:style-name="T3">Increases efficiency up to a factor of </text:span><text:span text:style-name="T4">2x (from benchmark)</text:span></text:p>
                  </text:list-item>
                  <text:list-item>
                    <text:p><text:span text:style-name="T3">Which you can use to:</text:span></text:p>
                    <text:list>
                      <text:list-item>
                        <text:p><text:span text:style-name="T5">Save money</text:span></text:p>
                      </text:list-item>
                      <text:list-item>
                        <text:p><text:span text:style-name="T5">Improve Performa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Improve the efficiency of your Big Data application</text:span>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 text:style-name="P3"><text:span text:style-name="T2">Show first benchmark to impress people</text:span></text:p>
              </text:list-item>
              <text:list-item>
                <text:p text:style-name="P3"><text:span text:style-name="T2">Combined benchmark (slicing + eval)</text:span></text:p>
                <text:list>
                  <text:list-item>
                    <text:p><text:span text:style-name="T2">Named competitors (zarr/dask)</text:span></text:p>
                  </text:list-item>
                  <text:list-item>
                    <text:p><text:span text:style-name="T2">no name for IA yet</text:span></text:p>
                  </text:list-item>
                </text:list>
              </text:list-item>
              <text:list-item>
                <text:p text:style-name="P3"><text:span text:style-name="T2">Time and Memory consumption</text:span></text:p>
                <text:p text:style-name="P3"><text:span text:style-name="T2"/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Intro</text:span>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 text:style-name="P3"><text:span text:style-name="T2">Francesc</text:span></text:p>
              </text:list-item>
              <text:list-item>
                <text:p text:style-name="P3"><text:span text:style-name="T2">Christian</text:span></text:p>
              </text:list-item>
              <text:list-item>
                <text:p text:style-name="P3"><text:span text:style-name="T2">Background information</text:span></text:p>
                <text:p text:style-name="P3"><text:span text:style-name="T2"/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How this can be achieved</text:span>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 text:style-name="P3"><text:span text:style-name="T2">Fuse computation with compression as closely as possible</text:span></text:p>
              </text:list-item>
              <text:list-item>
                <text:p text:style-name="P3"><text:span text:style-name="T2">Fast compression / Save resources / do more with less</text:span></text:p>
              </text:list-item>
              <text:list-item>
                <text:p text:style-name="P3"><text:span text:style-name="T2">Reduce memory-copies (Zero copy)</text:span></text:p>
              </text:list-item>
              <text:list-item>
                <text:p text:style-name="P3"><text:span text:style-name="T2">Open Data-Format</text:span></text:p>
              </text:list-item>
              <text:list-item>
                <text:p text:style-name="P3"><text:span text:style-name="T2">...</text:span></text:p>
                <text:p text:style-name="P3"><text:span text:style-name="T2"/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Fast compression</text:span>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 text:style-name="P3"><text:span text:style-name="T2">Introduce Blosc</text:span></text:p>
              </text:list-item>
              <text:list-item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Multi-Dimensional Containers</text:span>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 text:style-name="P3"><text:span text:style-name="T2">Introduce Caterva</text:span></text:p>
              </text:list-item>
              <text:list-item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Adding Computational Engine</text:span>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 text:style-name="P3"><text:span text:style-name="T2">LLVM</text:span></text:p>
              </text:list-item>
              <text:list-item>
                <text:p text:style-name="P3"><text:span text:style-name="T2">User-defined functions</text:span></text:p>
              </text:list-item>
              <text:list-item>
                <text:p text:style-name="P3"><text:span text:style-name="T2">Chaining expressions (expressions)</text:span></text:p>
                <text:p text:style-name="P3"><text:span text:style-name="T2"/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ironArray</text:span>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 text:style-name="P3"><text:span text:style-name="T2">Putting it all together</text:span></text:p>
              </text:list-item>
              <text:list-item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Benchmarks</text:span>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 text:style-name="P3"><text:span text:style-name="T2">Data &lt; Memory</text:span></text:p>
                <text:list>
                  <text:list-item>
                    <text:p><text:span text:style-name="T2">Slicing</text:span></text:p>
                  </text:list-item>
                  <text:list-item>
                    <text:p><text:span text:style-name="T2">evaluation</text:span></text:p>
                  </text:list-item>
                </text:list>
              </text:list-item>
              <text:list-item>
                <text:p text:style-name="P3"><text:span text:style-name="T2">Data &gt; Memory (optional)</text:span></text:p>
              </text:list-item>
              <text:list-item>
                <text:p text:style-name="P3"><text:span text:style-name="T2">Add as many slides as possible</text:span></text:p>
                <text:p text:style-name="P3"><text:span text:style-name="T2"/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DEMO</text:span>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 text:style-name="P3"><text:span text:style-name="T2">Interactive</text:span></text:p>
              </text:list-item>
              <text:list-item>
                <text:p text:style-name="P3"><text:span text:style-name="T2">Python API / Examples</text:span></text:p>
              </text:list-item>
              <text:list-item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Questions</text:span>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 text:style-name="P3"><text:span text:style-name="T2">...</text:span></text:p>
                <text:p text:style-name="P3"><text:span text:style-name="T2"/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11T09:40:02.015000000</meta:creation-date>
    <dc:date>2019-10-11T10:27:38.998000000</dc:date>
    <meta:editing-duration>PT25M32S</meta:editing-duration>
    <meta:editing-cycles>5</meta:editing-cycles>
    <meta:generator>LibreOffice/6.3.2.2$Windows_X86_64 LibreOffice_project/98b30e735bda24bc04ab42594c85f7fd8be07b9c</meta:generator>
    <meta:document-statistic meta:object-count="69"/>
  </office:meta>
</office:document-meta>
</file>